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ultipartHttpServletRequestTests.doTestMultipartHttpServletRequest( Multipart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ckMultipartHttpServletRequestTests.mockMultipartHttpServletRequestWith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MultipartHttpServletRequestTests.mockMultipartHttpServletRequestWith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ultipartHttpServletRequestTests.mockMultiPartHttpServletRequestWithMixe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